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mononoki Nerd Font" svg:font-family="'mononoki Nerd Font'" style:font-pitch="variable"/>
    <style:font-face style:name="mononoki Nerd Font Mono" svg:font-family="'mononoki Nerd Font Mono'" style:font-pitch="variable"/>
    <style:font-face style:name="mononoki Nerd Font Mono1" svg:font-family="'mononoki Nerd Font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fill-color="#77bc65" draw:opacity="70%" draw:textarea-horizontal-align="justify" draw:textarea-vertical-align="top" draw:auto-grow-height="false" fo:min-height="10.545cm" fo:min-width="7.181cm"/>
      <style:paragraph-properties style:writing-mode="lr-tb"/>
    </style:style>
    <style:style style:name="gr2" style:family="graphic" style:parent-style-name="standard">
      <style:graphic-properties draw:opacity="70%" draw:textarea-horizontal-align="justify" draw:textarea-vertical-align="top" draw:auto-grow-height="false" fo:min-height="9.853cm" fo:min-width="9.52cm"/>
      <style:paragraph-properties style:writing-mode="lr-tb"/>
    </style:style>
    <style:style style:name="gr3" style:family="graphic" style:parent-style-name="standard">
      <style:graphic-properties draw:opacity="70%" draw:textarea-horizontal-align="justify" draw:textarea-vertical-align="top" draw:auto-grow-height="false" fo:min-height="9.853cm" fo:min-width="9.4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0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37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608cm" fo:min-width="5.85cm"/>
      <style:paragraph-properties style:writing-mode="lr-tb"/>
    </style:style>
    <style:style style:name="gr14" style:family="graphic" style:parent-style-name="standard">
      <style:graphic-properties draw:opacity="70%" draw:textarea-horizontal-align="justify" draw:textarea-vertical-align="top" draw:auto-grow-height="false" fo:min-height="6.277cm" fo:min-width="7.181cm"/>
      <style:paragraph-properties style:writing-mode="lr-tb"/>
    </style:style>
    <style:style style:name="gr15" style:family="graphic" style:parent-style-name="standard">
      <style:graphic-properties draw:stroke="dash" draw:stroke-dash="Long_20_Dash" svg:stroke-linecap="butt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17" style:family="graphic" style:parent-style-name="standard">
      <style:graphic-properties draw:opacity="100%" draw:textarea-horizontal-align="justify" draw:textarea-vertical-align="top" draw:auto-grow-height="false" fo:min-height="4.054cm" fo:min-width="5.911cm"/>
      <style:paragraph-properties style:writing-mode="lr-tb"/>
    </style:style>
    <style:style style:name="gr18" style:family="graphic" style:parent-style-name="standard">
      <style:graphic-properties draw:opacity="100%" draw:textarea-horizontal-align="justify" draw:textarea-vertical-align="top" draw:auto-grow-height="false" fo:min-height="5.325cm" fo:min-width="5.85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20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P1" style:family="paragraph">
      <style:paragraph-properties fo:text-align="center"/>
      <style:text-properties style:font-name="mononoki Nerd Font" fo:font-size="15pt"/>
    </style:style>
    <style:style style:name="P2" style:family="paragraph">
      <loext:graphic-properties draw:fill-color="#77bc65" draw:opacity="70%"/>
      <style:paragraph-properties fo:text-align="center"/>
      <style:text-properties style:font-name="mononoki Nerd Font" fo:font-size="15pt"/>
    </style:style>
    <style:style style:name="P3" style:family="paragraph">
      <loext:graphic-properties draw:opacity="70%"/>
      <style:paragraph-properties fo:text-align="start" style:writing-mode="lr-tb"/>
      <style:text-properties fo:font-weight="bold" style:font-weight-asian="bold" style:font-weight-complex="bold"/>
    </style:style>
    <style:style style:name="P4" style:family="paragraph">
      <loext:graphic-properties draw:opacity="70%"/>
      <style:paragraph-properties fo:text-align="end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mononoki Nerd Font Mono1"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mononoki Nerd Font" fo:font-size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mononoki Nerd Font" fo:font-size="17pt" style:text-underline-style="solid" style:text-underline-width="auto" style:text-und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mononoki Nerd Font" fo:font-size="15pt"/>
    </style:style>
    <style:style style:name="P11" style:family="paragraph">
      <loext:graphic-properties draw:opacity="70%"/>
      <style:paragraph-properties fo:text-align="center"/>
      <style:text-properties style:font-name="mononoki Nerd Font" fo:font-size="15pt"/>
    </style:style>
    <style:style style:name="P12" style:family="paragraph">
      <style:paragraph-properties fo:text-align="center"/>
      <style:text-properties style:font-name="mononoki Nerd Font" fo:font-size="11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font-name="mononoki Nerd Font" fo:font-size="11pt"/>
    </style:style>
    <style:style style:name="P14" style:family="paragraph">
      <loext:graphic-properties draw:opacity="100%"/>
      <style:paragraph-properties fo:text-align="center"/>
      <style:text-properties style:font-name="mononoki Nerd Font" fo:font-size="11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noki Nerd Font Mono1" fo:font-size="12pt" fo:font-weight="normal" style:font-weight-asian="normal" style:font-weight-complex="normal"/>
    </style:style>
    <style:style style:name="T3" style:family="text">
      <style:text-properties style:font-name="mononoki Nerd Font Mono1" fo:font-size="12pt" fo:font-weight="bold" style:font-weight-asian="bold" style:font-weight-complex="bold"/>
    </style:style>
    <style:style style:name="T4" style:family="text">
      <style:text-properties style:font-name="mononoki Nerd Font Mono1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mononoki Nerd Font Mono1" fo:font-size="12pt"/>
    </style:style>
    <style:style style:name="T6" style:family="text">
      <style:text-properties style:font-name="mononoki Nerd Font" fo:font-size="12pt" fo:font-weight="bold" style:font-weight-asian="bold" style:font-weight-complex="bold"/>
    </style:style>
    <style:style style:name="T7" style:family="text">
      <style:text-properties style:font-name="mononoki Nerd Font" fo:font-size="10pt" style:font-size-asian="10pt" style:font-size-complex="10pt"/>
    </style:style>
    <style:style style:name="T8" style:family="text">
      <style:text-properties style:font-name="mononoki Nerd Font" fo:font-size="12pt"/>
    </style:style>
    <style:style style:name="T9" style:family="text">
      <style:text-properties style:font-name="mononoki Nerd Font" fo:font-size="17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size-asian="12pt" style:font-size-complex="12pt"/>
    </style:style>
    <style:style style:name="T12" style:family="text">
      <style:text-properties style:font-name="mononoki Nerd Font Mono1" fo:font-weight="bold" style:font-weight-asian="bold" style:font-weight-complex="bold"/>
    </style:style>
    <style:style style:name="T13" style:family="text">
      <style:text-properties style:font-name="mononoki Nerd Font Mon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81cm" svg:height="10.795cm" svg:x="11.995cm" svg:y="28.81cm">
          <text:p text:style-name="P1"><text:span text:style-name="T1">struct Vector3&lt;P&gt;</text:span></text:p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81cm" svg:height="10.795cm" svg:x="1.256cm" svg:y="28.81cm">
          <text:p text:style-name="P1"><text:span text:style-name="T1">struct Point3&lt;P&gt;</text:span></text:p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17cm" svg:height="14.287cm" svg:x="1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4.071cm" svg:height="14.287cm" svg:x="6.931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985cm" svg:height="3.576cm" svg:x="7.567cm" svg:y="3.705cm">
          <draw:text-box>
            <text:p text:style-name="P5"><text:span text:style-name="T3">Named fields:</text:span></text:p>
            <text:p text:style-name="P5"><text:span text:style-name="T4">{f64, i64}</text:span></text:p>
            <text:p text:style-name="P5"><text:span text:style-name="T3">[x, y, z]</text:span></text:p>
            <text:p><text:span text:style-name="T5"/></text:p>
          </draw:text-box>
        </draw:frame>
        <draw:frame draw:style-name="gr5" draw:text-style-name="P8" draw:layer="layout" svg:width="4.762cm" svg:height="2.07cm" svg:x="14.518cm" svg:y="3.705cm">
          <draw:text-box>
            <text:p text:style-name="P5"><text:span text:style-name="T6">Named fields:</text:span></text:p>
            <text:p text:style-name="P5"><text:span text:style-name="T7">{f64, i64}</text:span></text:p>
            <text:p text:style-name="P5"><text:span text:style-name="T8">[</text:span><text:span text:style-name="T6">w =</text:span><text:span text:style-name="T8"> 0] [</text:span><text:span text:style-name="T6">w = </text:span><text:span text:style-name="T8">0.0]</text:span></text:p>
            <text:p text:style-name="P7"><text:span text:style-name="T8"/></text:p>
          </draw:text-box>
        </draw:frame>
        <draw:frame draw:style-name="gr6" draw:text-style-name="P9" draw:layer="layout" svg:width="4.762cm" svg:height="0.928cm" svg:x="11.795cm" svg:y="1.777cm">
          <draw:text-box>
            <text:p text:style-name="P5"><text:span text:style-name="T9">Vector3</text:span></text:p>
          </draw:text-box>
        </draw:frame>
        <draw:frame draw:style-name="gr6" draw:text-style-name="P9" draw:layer="layout" svg:width="4.762cm" svg:height="0.928cm" svg:x="5.445cm" svg:y="1.739cm">
          <draw:text-box>
            <text:p text:style-name="P5"><text:span text:style-name="T9">Point3</text:span></text:p>
          </draw:text-box>
        </draw:frame>
        <draw:frame draw:style-name="gr7" draw:text-style-name="P8" draw:layer="layout" svg:width="4.762cm" svg:height="2.07cm" svg:x="2.587cm" svg:y="3.692cm">
          <draw:text-box>
            <text:p text:style-name="P5"><text:span text:style-name="T6">Named fields:</text:span></text:p>
            <text:p text:style-name="P5"><text:span text:style-name="T7">{f64, i64}</text:span></text:p>
            <text:p text:style-name="P5"><text:span text:style-name="T8">[</text:span><text:span text:style-name="T6">w =</text:span><text:span text:style-name="T8"> 1] [</text:span><text:span text:style-name="T6">w = 1</text:span><text:span text:style-name="T8">.0]</text:span></text:p>
            <text:p text:style-name="P7"><text:span text:style-name="T8"/></text:p>
          </draw:text-box>
        </draw:frame>
        <draw:frame draw:style-name="gr8" draw:text-style-name="P6" draw:layer="layout" svg:width="7.938cm" svg:height="2.223cm" svg:x="7.032cm" svg:y="8.332cm">
          <draw:text-box>
            <text:p text:style-name="P5"><text:span text:style-name="T3">Assoc. Functions:</text:span></text:p>
            <text:p text:style-name="P5"><text:span text:style-name="T2">new(x, y, z)</text:span></text:p>
            <text:p text:style-name="P5"><text:span text:style-name="T2">ones(), this_cmp(), </text:span><text:span text:style-name="T2">this_cmp_name()</text:span></text:p>
          </draw:text-box>
        </draw:frame>
        <draw:frame draw:style-name="gr9" draw:text-style-name="P6" draw:layer="layout" svg:width="6.985cm" svg:height="1.353cm" svg:x="7.667cm" svg:y="5.744cm">
          <draw:text-box>
            <text:p text:style-name="P5"><text:span text:style-name="T3">Operator overload:</text:span></text:p>
            <text:p text:style-name="P5"><text:span text:style-name="T2">Add, Sub</text:span></text:p>
          </draw:text-box>
        </draw:frame>
        <draw:frame draw:style-name="gr10" draw:text-style-name="P6" draw:layer="layout" svg:width="6.985cm" svg:height="2.304cm" svg:x="14.217cm" svg:y="5.746cm">
          <draw:text-box>
            <text:p text:style-name="P5"><text:span text:style-name="T3">Operator overload:</text:span></text:p>
            <text:p text:style-name="P5"><text:span text:style-name="T2">Add Vector3, Point3</text:span></text:p>
            <text:p text:style-name="P5"><text:span text:style-name="T2">Sub Vector3</text:span></text:p>
            <text:p text:style-name="P5"><text:span text:style-name="T2">Neg, Mul &amp; Div scalar</text:span></text:p>
          </draw:text-box>
        </draw:frame>
        <draw:frame draw:style-name="gr11" draw:text-style-name="P6" draw:layer="layout" svg:width="6.985cm" svg:height="1.905cm" svg:x="0.982cm" svg:y="5.827cm">
          <draw:text-box>
            <text:p text:style-name="P5"><text:span text:style-name="T3">Operator overload:</text:span></text:p>
            <text:p text:style-name="P5"><text:span text:style-name="T2">Add Vector3</text:span></text:p>
            <text:p text:style-name="P5"><text:span text:style-name="T2">Sub Point3, Vector3</text:span></text:p>
          </draw:text-box>
        </draw:frame>
        <draw:frame draw:style-name="gr8" draw:text-style-name="P6" draw:layer="layout" svg:width="6.668cm" svg:height="2.223cm" svg:x="14.922cm" svg:y="8.35cm">
          <draw:text-box>
            <text:p text:style-name="P5"><text:span text:style-name="T3">Assoc. Functions:</text:span></text:p>
            <text:p text:style-name="P5"><text:span text:style-name="T2">up(), down(), left(),</text:span></text:p>
            <text:p text:style-name="P5"><text:span text:style-name="T2">right(), back(),</text:span></text:p>
            <text:p text:style-name="P5"><text:span text:style-name="T2">zero(), forward()</text:span></text:p>
          </draw:text-box>
        </draw:frame>
        <draw:frame draw:style-name="gr12" draw:text-style-name="P6" draw:layer="layout" svg:width="7.938cm" svg:height="2.626cm" svg:x="7.032cm" svg:y="11.289cm">
          <draw:text-box>
            <text:p text:style-name="P5"><text:span text:style-name="T3">Impl. Std. Lib Traits:</text:span></text:p>
            <text:p text:style-name="P5"><text:span text:style-name="T2">Copy</text:span></text:p>
            <text:p text:style-name="P5"><text:span text:style-name="T2">Default</text:span></text:p>
            <text:p text:style-name="P5"><text:span text:style-name="T2">Display, Debug</text:span></text:p>
            <text:p text:style-name="P5"><text:span text:style-name="T2">PartialEq, Eq</text:span></text:p>
          </draw:text-box>
        </draw:frame>
        <draw:frame draw:style-name="gr8" draw:text-style-name="P6" draw:layer="layout" svg:width="6.668cm" svg:height="2.223cm" svg:x="1.782cm" svg:y="11.324cm">
          <draw:text-box>
            <text:p text:style-name="P5"><text:span text:style-name="T3">Methods:</text:span></text:p>
            <text:p text:style-name="P5"><text:span text:style-name="T2">min(self, Point3)</text:span></text:p>
            <text:p text:style-name="P5"><text:span text:style-name="T2">max(self, Point3)</text:span></text:p>
            <text:p text:style-name="P5"><text:span text:style-name="T2">lerp(self, Point3)</text:span></text:p>
          </draw:text-box>
        </draw:frame>
        <draw:frame draw:style-name="gr12" draw:text-style-name="P6" draw:layer="layout" svg:width="5.668cm" svg:height="2.626cm" svg:x="14.222cm" svg:y="11.007cm">
          <draw:text-box>
            <text:p text:style-name="P5"><text:span text:style-name="T3">Methods:</text:span></text:p>
            <text:p text:style-name="P5"><text:span text:style-name="T2">magnitude(self), </text:span></text:p>
            <text:p text:style-name="P5"><text:span text:style-name="T2">dot(self, Vector3)</text:span></text:p>
            <text:p text:style-name="P5"><text:span text:style-name="T2">cross(self, Vector3)</text:span></text:p>
            <text:p text:style-name="P5"><text:span text:style-name="T2">normalized(self)</text:span></text:p>
          </draw:text-box>
        </draw:frame>
        <draw:frame draw:style-name="gr8" draw:text-style-name="P6" draw:layer="layout" svg:width="6.668cm" svg:height="2.223cm" svg:x="0.682cm" svg:y="8.367cm">
          <draw:text-box>
            <text:p text:style-name="P5"><text:span text:style-name="T3">Assoc. Functions:</text:span></text:p>
            <text:p text:style-name="P5"><text:span text:style-name="T2">origin()</text:span></text:p>
          </draw:text-box>
        </draw:frame>
        <draw:custom-shape draw:style-name="gr13" draw:text-style-name="P1" xml:id="id2" draw:id="id2" draw:layer="layout" svg:width="6.35cm" svg:height="2.858cm" svg:x="7.032cm" svg:y="17.192cm">
          <text:p text:style-name="P1"><text:span text:style-name="T1">Tuple&lt;P&gt;</text:span></text:p>
          <text:p text:style-name="P1"/>
          <text:p text:style-name="P1"><text:span text:style-name="T10">new(x,y,z), ones(), this_cmp(), this_cmp_name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" draw:id="id3" draw:layer="layout" svg:width="7.681cm" svg:height="6.527cm" svg:x="12.009cm" svg:y="21.46cm">
          <text:p text:style-name="P1"><text:span text:style-name="T1">Vector&lt;P&gt;</text:span></text:p>
          <text:p text:style-name="P1"/>
          <text:p text:style-name="P1"><text:span text:style-name="T3">Assoc. Functions:</text:span></text:p>
          <text:p text:style-name="P10"><text:span text:style-name="T2">up(), down(), left(),</text:span></text:p>
          <text:p text:style-name="P10"><text:span text:style-name="T2">right(), back(),</text:span></text:p>
          <text:p text:style-name="P10"><text:span text:style-name="T2">zero(), forward()</text:span></text:p>
          <text:p text:style-name="P1"/>
          <text:p text:style-name="P10"><text:span text:style-name="T3">Methods:</text:span></text:p>
          <text:p text:style-name="P10"><text:span text:style-name="T2">magnitude(self), </text:span></text:p>
          <text:p text:style-name="P10"><text:span text:style-name="T2">dot(self, Vector3)</text:span></text:p>
          <text:p text:style-name="P10"><text:span text:style-name="T2">cross(self, Vector3)</text:span></text:p>
          <text:p text:style-name="P10"><text:span text:style-name="T2">normalized(self)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7.681cm" svg:height="6.527cm" svg:x="1.2cm" svg:y="21.46cm">
          <text:p text:style-name="P1"><text:span text:style-name="T1">Point&lt;P&gt;</text:span></text:p>
          <text:p text:style-name="P1"/>
          <text:p text:style-name="P1"><text:span text:style-name="T3">Assoc. Functions:</text:span></text:p>
          <text:p text:style-name="P10"><text:span text:style-name="T2">origin()</text:span></text:p>
          <text:p text:style-name="P1"/>
          <text:p text:style-name="P10"><text:span text:style-name="T3">Methods:</text:span></text:p>
          <text:p text:style-name="P10"><text:span text:style-name="T2">min(self, Point3)</text:span></text:p>
          <text:p text:style-name="P10"><text:span text:style-name="T2">max(self, Point3)</text:span></text:p>
          <text:p text:style-name="P10"><text:span text:style-name="T2">lerp(self, Point3)</text:span>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5.04cm" svg:y1="21.46cm" svg:x2="7.032cm" svg:y2="18.621cm" draw:start-shape="id1" draw:start-glue-point="0" draw:end-shape="id2" draw:end-glue-point="3" svg:d="M5040 21460v-2839h1992" svg:viewBox="0 0 1993 2840">
          <text:p/>
        </draw:connector>
        <draw:connector draw:style-name="gr15" draw:text-style-name="P5" draw:layer="layout" svg:x1="15.849cm" svg:y1="21.46cm" svg:x2="13.382cm" svg:y2="18.621cm" draw:start-shape="id3" draw:start-glue-point="0" draw:end-shape="id2" draw:end-glue-point="1" svg:d="M15849 21460v-2839h-2467" svg:viewBox="0 0 2468 2840">
          <text:p/>
        </draw:connector>
        <draw:custom-shape draw:style-name="gr16" draw:text-style-name="P12" xml:id="id5" draw:id="id5" draw:layer="layout" svg:width="6.35cm" svg:height="2.54cm" svg:x="12.63cm" svg:y="36.43cm">
          <text:p text:style-name="P12"><text:span text:style-name="T1">Tuple&lt;P&gt;</text:span></text:p>
          <text:p text:style-name="P12"/>
          <text:p text:style-name="P12"><text:span text:style-name="T11">new(x,y,z), ones(), this_cmp(), this_cmp_na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xml:id="id4" draw:id="id4" draw:layer="layout" svg:width="6.35cm" svg:height="2.54cm" svg:x="1.952cm" svg:y="36.412cm">
          <text:p text:style-name="P12"><text:span text:style-name="T1">Tuple&lt;P&gt;</text:span></text:p>
          <text:p text:style-name="P12"/>
          <text:p text:style-name="P12"><text:span text:style-name="T11">new(x,y,z), ones(), this_cmp(), this_cmp_name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6" draw:id="id6" draw:layer="layout" svg:width="6.411cm" svg:height="4.304cm" svg:x="1.952cm" svg:y="29.903cm">
          <text:p text:style-name="P12"><text:span text:style-name="T1">Point&lt;P&gt;</text:span></text:p>
          <text:p text:style-name="P12"/>
          <text:p text:style-name="P12"><text:span text:style-name="T12">Assoc. Functions:</text:span></text:p>
          <text:p text:style-name="P13"><text:span text:style-name="T13">origin()</text:span></text:p>
          <text:p text:style-name="P12"/>
          <text:p text:style-name="P13"><text:span text:style-name="T12">Methods:</text:span></text:p>
          <text:p text:style-name="P13"><text:span text:style-name="T13">min(self, Point3)</text:span></text:p>
          <text:p text:style-name="P13"><text:span text:style-name="T13">max(self, Point3)</text:span></text:p>
          <text:p text:style-name="P13"><text:span text:style-name="T13">lerp(self, Point3)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7" draw:id="id7" draw:layer="layout" svg:width="6.35cm" svg:height="5.575cm" svg:x="12.63cm" svg:y="29.902cm">
          <text:p text:style-name="P12"><text:span text:style-name="T1">Vector&lt;P&gt;</text:span></text:p>
          <text:p text:style-name="P12"/>
          <text:p text:style-name="P12"><text:span text:style-name="T12">Assoc. Functions:</text:span></text:p>
          <text:p text:style-name="P13"><text:span text:style-name="T13">up(), down(), left(),</text:span></text:p>
          <text:p text:style-name="P13"><text:span text:style-name="T13">right(), back(),</text:span></text:p>
          <text:p text:style-name="P13"><text:span text:style-name="T13">zero(), forward()</text:span></text:p>
          <text:p text:style-name="P12"/>
          <text:p text:style-name="P13"><text:span text:style-name="T12">Methods:</text:span></text:p>
          <text:p text:style-name="P13"><text:span text:style-name="T13">magnitude(self), </text:span></text:p>
          <text:p text:style-name="P13"><text:span text:style-name="T13">dot(self, Vector3)</text:span></text:p>
          <text:p text:style-name="P13"><text:span text:style-name="T13">cross(self, Vector3)</text:span></text:p>
          <text:p text:style-name="P13"><text:span text:style-name="T13">normalized(self)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draw:type="curve" svg:x1="8.302cm" svg:y1="37.682cm" svg:x2="10.207cm" svg:y2="20.05cm" draw:start-shape="id4" draw:start-glue-point="1" draw:end-shape="id2" svg:d="M8302 37682c1270 0 1905-5877 1905-17632" svg:viewBox="0 0 1906 17633">
          <text:p/>
        </draw:connector>
        <draw:connector draw:style-name="gr20" draw:text-style-name="P15" draw:layer="layout" draw:type="curve" svg:x1="12.63cm" svg:y1="37.7cm" svg:x2="10.207cm" svg:y2="20.05cm" draw:start-shape="id5" draw:start-glue-point="3" draw:end-shape="id2" draw:end-glue-point="2" svg:d="M12630 37700c-1616 0-2423-5883-2423-17650" svg:viewBox="0 0 2424 17651">
          <text:p/>
        </draw:connector>
        <draw:connector draw:style-name="gr19" draw:text-style-name="P15" draw:layer="layout" draw:type="curve" svg:x1="8.363cm" svg:y1="32.055cm" svg:x2="8.881cm" svg:y2="24.723cm" draw:start-shape="id6" draw:start-glue-point="1" draw:end-shape="id1" draw:end-glue-point="1" svg:d="M8363 32055c1527 0 1268-7332 518-7332" svg:viewBox="0 0 1117 7333">
          <text:p/>
        </draw:connector>
        <draw:connector draw:style-name="gr21" draw:text-style-name="P15" draw:layer="layout" draw:type="curve" svg:x1="12.63cm" svg:y1="32.689cm" svg:x2="12.009cm" svg:y2="24.723cm" draw:start-shape="id7" draw:start-glue-point="3" draw:end-shape="id3" draw:end-glue-point="3" svg:d="M12630 32689c-1684 0-1374-7966-621-7966" svg:viewBox="0 0 1229 796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mononoki Nerd Font" svg:font-family="'mononoki Nerd Font'" style:font-pitch="variable"/>
    <style:font-face style:name="mononoki Nerd Font Mono" svg:font-family="'mononoki Nerd Font Mono'" style:font-pitch="variable"/>
    <style:font-face style:name="mononoki Nerd Font Mono1" svg:font-family="'mononoki Nerd Font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6T11:00:15.857077793</meta:creation-date>
    <dc:date>2022-09-06T19:16:14.799558766</dc:date>
    <meta:editing-duration>PT1H10M31S</meta:editing-duration>
    <meta:editing-cycles>10</meta:editing-cycles>
    <meta:generator>LibreOffice/7.3.4.2$Linux_X86_64 LibreOffice_project/30$Build-2</meta:generator>
    <meta:document-statistic meta:object-count="31"/>
  </office:meta>
</office:document-meta>
</file>